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7" style:family="paragraph" style:parent-style-name="Standard">
      <style:paragraph-properties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7f029" style:font-size-asian="12.5pt" style:font-weight-asian="bold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7f029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4"><text:bookmark-start text:name="_Hlk95926626"/>«Insert Procurement Title» </text:p>
      <text:p text:style-name="P24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4">«Insert Lot id» «Insert Lot Name»</text:p>
      <text:p text:style-name="P14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 text:name="_Hlk96322526"/><text:bookmark-end text:name="_Hlk96322841"/></text:p>
      <text:p text:style-name="P5"/>
      <text:p text:style-name="P6"/>
      <text:p text:style-name="P7"/>
      <text:p text:style-name="P7"/>
      <text:p text:style-name="P9">If you wish to participate in this procurement you must respond to the Essential and Nice-to-have criteria.</text:p>
      <text:p text:style-name="P9"/>
      <text:p text:style-name="P8"><text:span text:style-name="T8">Responses will be evaluated and scored using the scoring method detailed in the Statement of Requirements </text:span><text:span text:style-name="T9">(Attachment 1 in the bid pack).</text:span></text:p>
      <text:p text:style-name="P9"/>
      <text:p text:style-name="P8"><text:span text:style-name="T8">Responses must be uploaded by the closing date for applications </text:span><text:span text:style-name="T5">«Insert Time, Date, Month, Year of #4».</text:span></text:p>
      <text:p text:style-name="P10"/>
      <text:p text:style-name="P10">Responses must be made in English. If you exceed the x character count in any response your application may be considered non-compliant and rejected.</text:p>
      <text:p text:style-name="P10"/>
      <text:p text:style-name="P10">You must be able to respond to all Essential skills and experience for your application to be considered.</text:p>
      <text:p text:style-name="P10"/>
      <text:p text:style-name="P23">Essential skills and experience</text:p>
      <text:p text:style-name="P11"/>
      <text:p text:style-name="P11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6">#</text:p>
          </table:table-cell>
          <table:table-cell table:style-name="ESS_5f_SKILL.A1" office:value-type="string">
            <text:p text:style-name="P17">Question</text:p>
          </table:table-cell>
          <table:table-cell table:style-name="ESS_5f_SKILL.A1" office:value-type="string">
            <text:p text:style-name="P18">Weighting %</text:p>
          </table:table-cell>
          <table:table-cell table:style-name="ESS_5f_SKILL.A1" office:value-type="string">
            <text:p text:style-name="P17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3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3"/>
          </table:table-cell>
          <table:table-cell table:style-name="ESS_5f_SKILL.A1" office:value-type="string">
            <text:p text:style-name="P13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3">Attachment</text:p>
          </table:table-cell>
        </table:table-row>
      </table:table>
      <text:p text:style-name="P11"/>
      <text:p text:style-name="P11"/>
      <text:p text:style-name="P11"/>
      <text:p text:style-name="P23">Nice-to-have skills and experience<text:line-break/></text:p>
      <text:p text:style-name="P7"/>
      <text:p text:style-name="P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6">#</text:p>
          </table:table-cell>
          <table:table-cell table:style-name="NICE_5f_TO_5f_HAVE_5f_SKILL.A1" office:value-type="string">
            <text:p text:style-name="P17">Question</text:p>
          </table:table-cell>
          <table:table-cell table:style-name="NICE_5f_TO_5f_HAVE_5f_SKILL.A1" office:value-type="string">
            <text:p text:style-name="P18">Weighting %</text:p>
          </table:table-cell>
          <table:table-cell table:style-name="NICE_5f_TO_5f_HAVE_5f_SKILL.A1" office:value-type="string">
            <text:p text:style-name="P17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3"/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3">Attachmen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Provisional procurement timeline</text:p>
      <text:p text:style-name="P7"/>
      <text:p text:style-name="P7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5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5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5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5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5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5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5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(if applicable)</text:p>
          </table:table-cell>
          <table:table-cell table:style-name="Table3.A1" office:value-type="string">
            <text:p text:style-name="P15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5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(if applicable)</text:p>
          </table:table-cell>
          <table:table-cell table:style-name="Table3.A1" office:value-type="string">
            <text:p text:style-name="P15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5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5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5">«Insert Time, Date, Month, Year of #11»</text:p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1</meta:editing-cycles>
    <meta:creation-date>2022-10-04T10:39:00</meta:creation-date>
    <dc:date>2022-10-24T13:15:52.210923922</dc:date>
    <meta:editing-duration>PT1H30M32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3" meta:word-count="320" meta:character-count="2258" meta:non-whitespace-character-count="1996"/>
    <meta:user-defined meta:name="AppVersion">16.0000</meta:user-defined>
    <meta:template xlink:type="simple" xlink:actuate="onRequest" xlink:title="Normal" xlink:href=""/>
  </office:meta>
</office:document-meta>
</file>